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Times-Roman" svg:font-family="Times-Roman" style:font-family-generic="roman"/>
    <style:font-face style:name="Arial Unicode MS2" svg:font-family="'Arial Unicode MS'" style:font-family-generic="swiss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iberation Sans2" svg:font-family="'Liberation San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OBJECT_7e_LT_7e_Gliederung_20_1">
      <style:paragraph-properties fo:margin-top="0.226cm" fo:margin-bottom="0cm" style:contextual-spacing="false" style:line-height-at-least="0.353cm"/>
      <style:text-properties style:font-name="Times-Roman" fo:font-size="18pt" officeooo:paragraph-rsid="000fdf3b" style:font-size-asian="18pt" style:font-size-complex="18pt"/>
    </style:style>
    <style:style style:name="P2" style:family="paragraph" style:parent-style-name="Standard">
      <style:paragraph-properties fo:margin-top="0.226cm" fo:margin-bottom="0cm" style:contextual-spacing="false" style:line-height-at-least="0.353cm"/>
      <style:text-properties style:font-name="Times-Roman" fo:font-size="18pt" officeooo:paragraph-rsid="000fdf3b" style:font-size-asian="18pt" style:font-size-complex="18pt"/>
    </style:style>
    <style:style style:name="P3" style:family="paragraph" style:parent-style-name="Standard">
      <style:paragraph-properties fo:margin-top="0.226cm" fo:margin-bottom="0cm" style:contextual-spacing="false" style:line-height-at-least="0.353cm"/>
      <style:text-properties style:font-name="Times-Roman" fo:font-size="18pt" officeooo:paragraph-rsid="00259a74" style:font-size-asian="18pt" style:font-size-complex="18pt"/>
    </style:style>
    <style:style style:name="P4" style:family="paragraph" style:parent-style-name="Standard">
      <style:paragraph-properties fo:margin-top="0.226cm" fo:margin-bottom="0cm" style:contextual-spacing="false" style:line-height-at-least="0.353cm"/>
      <style:text-properties style:font-name="Times-Roman" fo:font-size="18pt" officeooo:rsid="002150dd" officeooo:paragraph-rsid="000fdf3b" style:font-size-asian="18pt" style:font-size-complex="18pt"/>
    </style:style>
    <style:style style:name="P5" style:family="paragraph" style:parent-style-name="Standard">
      <style:paragraph-properties fo:margin-top="0.226cm" fo:margin-bottom="0cm" style:contextual-spacing="false" style:line-height-at-least="0.353cm"/>
      <style:text-properties style:font-name="Times-Roman" fo:font-size="18pt" officeooo:rsid="0022ea96" officeooo:paragraph-rsid="0022ea96" style:font-size-asian="18pt" style:font-size-complex="18pt"/>
    </style:style>
    <style:style style:name="P6" style:family="paragraph" style:parent-style-name="Standard">
      <style:paragraph-properties fo:margin-top="0.226cm" fo:margin-bottom="0cm" style:contextual-spacing="false" style:line-height-at-least="0.353cm" fo:text-align="center" style:justify-single-word="false"/>
      <style:text-properties style:font-name="Times-Roman" fo:font-size="18pt" fo:font-weight="bold" officeooo:paragraph-rsid="000fdf3b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0.226cm" fo:margin-bottom="0cm" style:contextual-spacing="false" style:line-height-at-least="0.353cm"/>
      <style:text-properties style:font-name="Times-Roman" fo:font-size="18pt" fo:font-weight="bold" officeooo:rsid="00148753" officeooo:paragraph-rsid="00148753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top="0.226cm" fo:margin-bottom="0cm" style:contextual-spacing="false" style:line-height-at-least="0.353cm"/>
      <style:text-properties style:font-name="Times-Roman" fo:font-size="18pt" style:text-underline-style="solid" style:text-underline-width="auto" style:text-underline-color="font-color" officeooo:paragraph-rsid="000fdf3b" style:font-size-asian="18pt" style:font-size-complex="18pt"/>
    </style:style>
    <style:style style:name="P9" style:family="paragraph" style:parent-style-name="OBJECT_7e_LT_7e_Gliederung_20_1">
      <style:paragraph-properties fo:margin-left="0cm" fo:margin-right="0cm" fo:margin-top="0cm" fo:margin-bottom="0cm" style:contextual-spacing="false" style:line-height-at-least="0.353cm" fo:text-indent="0cm" style:auto-text-indent="false">
        <style:tab-stops>
          <style:tab-stop style:position="0cm"/>
        </style:tab-stops>
      </style:paragraph-properties>
      <style:text-properties style:font-name="Times-Roman" fo:font-size="18pt" fo:font-weight="bold" officeooo:paragraph-rsid="000fdf3b" style:font-size-asian="18pt" style:font-weight-asian="bold" style:font-size-complex="18pt" style:font-weight-complex="bold"/>
    </style:style>
    <style:style style:name="P10" style:family="paragraph" style:parent-style-name="OBJECT_7e_LT_7e_Gliederung_20_1">
      <style:paragraph-properties fo:margin-left="0cm" fo:margin-right="0cm" fo:margin-top="0cm" fo:margin-bottom="0cm" style:contextual-spacing="false" style:line-height-at-least="0.353cm" fo:text-indent="0cm" style:auto-text-indent="false">
        <style:tab-stops>
          <style:tab-stop style:position="0cm"/>
        </style:tab-stops>
      </style:paragraph-properties>
      <style:text-properties style:font-name="Calibri" fo:font-size="18pt" officeooo:paragraph-rsid="000fdf3b" style:font-size-asian="18pt" style:font-size-complex="18pt"/>
    </style:style>
    <style:style style:name="P11" style:family="paragraph" style:parent-style-name="OBJECT_7e_LT_7e_Titel">
      <loext:graphic-properties draw:fill="none"/>
      <style:paragraph-properties fo:margin-left="0cm" fo:margin-right="0cm" fo:margin-top="0cm" fo:margin-bottom="0cm" style:contextual-spacing="false" style:line-height-at-least="0.353cm" fo:text-align="center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000000" loext:opacity="100%" style:font-name="Times-Roman" fo:font-size="18pt" fo:font-weight="bold" officeooo:paragraph-rsid="000fdf3b" style:font-size-asian="18pt" style:font-weight-asian="bold" style:font-size-complex="18pt" style:font-weight-complex="bold"/>
    </style:style>
    <style:style style:name="P12" style:family="paragraph" style:parent-style-name="OBJECT_7e_LT_7e_Titel">
      <loext:graphic-properties draw:fill="none"/>
      <style:paragraph-properties fo:margin-left="0cm" fo:margin-right="0cm" fo:margin-top="0cm" fo:margin-bottom="0cm" style:contextual-spacing="false" style:line-height-at-least="0.353cm" fo:text-align="center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000000" loext:opacity="100%" style:font-name="Times-Roman" fo:font-size="22pt" fo:font-weight="normal" officeooo:paragraph-rsid="000fdf3b" style:font-size-asian="22pt" style:font-weight-asian="normal" style:font-size-complex="22pt" style:font-weight-complex="normal"/>
    </style:style>
    <style:style style:name="P13" style:family="paragraph" style:parent-style-name="OBJECT_7e_LT_7e_Gliederung_20_1">
      <style:paragraph-properties fo:margin-left="0cm" fo:margin-right="0cm" fo:margin-top="0.175cm" fo:margin-bottom="0cm" style:contextual-spacing="false" style:line-height-at-least="0.353cm" fo:text-indent="0cm" style:auto-text-indent="false">
        <style:tab-stops>
          <style:tab-stop style:position="0cm"/>
        </style:tab-stops>
      </style:paragraph-properties>
      <style:text-properties style:font-name="Times-Roman" fo:font-size="18pt" style:font-size-asian="18pt" style:font-size-complex="18pt"/>
    </style:style>
    <style:style style:name="P14" style:family="paragraph" style:parent-style-name="OBJECT_7e_LT_7e_Gliederung_20_1">
      <style:paragraph-properties fo:margin-left="0cm" fo:margin-right="0cm" fo:margin-top="0.175cm" fo:margin-bottom="0cm" style:contextual-spacing="false" style:line-height-at-least="0.353cm" fo:text-indent="0cm" style:auto-text-indent="false">
        <style:tab-stops>
          <style:tab-stop style:position="0cm"/>
        </style:tab-stops>
      </style:paragraph-properties>
      <style:text-properties style:font-name="Times-Roman"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.376cm" style:contextual-spacing="false" style:line-height-at-least="0.67cm" fo:text-align="justify" style:justify-single-word="false" fo:text-indent="0cm" style:auto-text-indent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font-name="Times-Roman" fo:font-size="18pt" fo:font-weight="normal" officeooo:paragraph-rsid="00084c71" style:font-size-asian="18pt" style:font-weight-asian="normal" style:font-size-complex="18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.376cm" style:contextual-spacing="false" style:line-height-at-least="0.67cm" fo:text-align="justify" style:justify-single-word="false" fo:text-indent="0cm" style:auto-text-indent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font-name="Times-Roman" fo:font-size="18pt" fo:font-weight="bold" officeooo:paragraph-rsid="00084c71" style:font-size-asian="18pt" style:font-weight-asian="bold" style:font-size-complex="18pt" style:font-weight-complex="bold"/>
    </style:style>
    <style:style style:name="P17" style:family="paragraph" style:parent-style-name="OBJECT_7e_LT_7e_Gliederung_20_1">
      <style:paragraph-properties fo:margin-left="0cm" fo:margin-right="0cm" fo:margin-top="0.208cm" fo:margin-bottom="0cm" style:contextual-spacing="false" style:line-height-at-least="0.353cm" fo:text-indent="0cm" style:auto-text-indent="false">
        <style:tab-stops>
          <style:tab-stop style:position="0cm"/>
        </style:tab-stops>
      </style:paragraph-properties>
      <style:text-properties style:font-name="Calibri" fo:font-size="18pt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style:font-name="Times-Roman" fo:font-size="26pt" fo:font-weight="bold" officeooo:paragraph-rsid="00084c71" style:font-size-asian="26pt" style:font-weight-asian="bold" style:font-size-complex="26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-Roman" fo:font-size="21pt" fo:font-weight="bold" officeooo:paragraph-rsid="00084c71" style:font-weight-asian="bold" style:font-weight-complex="bold"/>
    </style:style>
    <style:style style:name="P20" style:family="paragraph" style:parent-style-name="Standard">
      <style:paragraph-properties fo:margin-top="0cm" fo:margin-bottom="0.376cm" style:contextual-spacing="false" style:line-height-at-least="1.411cm" fo:text-align="start" style:justify-single-word="false"/>
      <style:text-properties fo:color="#000000" loext:opacity="100%" style:text-outline="false" style:font-name="Times-Roman" fo:font-size="18pt" fo:letter-spacing="normal" style:text-underline-style="none" fo:font-weight="normal" officeooo:rsid="000a1a80" officeooo:paragraph-rsid="000a1a80" style:letter-kerning="false" style:font-size-asian="18pt" style:font-weight-asian="normal" style:font-size-complex="18pt" style:font-weight-complex="normal"/>
    </style:style>
    <style:style style:name="P21" style:family="paragraph" style:parent-style-name="Standard">
      <loext:graphic-properties draw:fill="none"/>
      <style:paragraph-properties fo:margin-top="0cm" fo:margin-bottom="0.376cm" style:contextual-spacing="false" style:line-height-at-least="0.67cm" fo:text-align="justify" style:justify-single-word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font-name="Times-Roman" fo:font-size="18pt" fo:font-weight="normal" officeooo:paragraph-rsid="00148753" style:font-size-asian="18pt" style:font-weight-asian="normal" style:font-size-complex="18pt" style:font-weight-complex="normal"/>
    </style:style>
    <style:style style:name="P22" style:family="paragraph" style:parent-style-name="Standard">
      <loext:graphic-properties draw:fill="none"/>
      <style:paragraph-properties fo:margin-top="0cm" fo:margin-bottom="0.376cm" style:contextual-spacing="false" style:line-height-at-least="0.67cm" fo:text-align="justify" style:justify-single-word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font-name="Times-Roman" fo:font-size="18pt" fo:font-weight="normal" officeooo:paragraph-rsid="00084c71" style:font-size-asian="18pt" style:font-weight-asian="normal" style:font-size-complex="18pt" style:font-weight-complex="normal"/>
    </style:style>
    <style:style style:name="P23" style:family="paragraph" style:parent-style-name="Standard">
      <loext:graphic-properties draw:fill="none"/>
      <style:paragraph-properties fo:margin-top="0cm" fo:margin-bottom="0.376cm" style:contextual-spacing="false" style:line-height-at-least="0.67cm" fo:text-align="justify" style:justify-single-word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font-name="Times-Roman" fo:font-size="18pt" style:text-underline-style="solid" style:text-underline-width="auto" style:text-underline-color="font-color" fo:font-weight="normal" officeooo:paragraph-rsid="00148753" style:font-size-asian="18pt" style:font-weight-asian="normal" style:font-size-complex="18pt" style:font-weight-complex="normal"/>
    </style:style>
    <style:style style:name="P24" style:family="paragraph" style:parent-style-name="Standard">
      <loext:graphic-properties draw:fill="none"/>
      <style:paragraph-properties fo:margin-top="0cm" fo:margin-bottom="0.376cm" style:contextual-spacing="false" fo:line-height="200%" fo:text-align="justify" style:justify-single-word="false" fo:background-color="transparent">
        <style:tab-stops>
          <style:tab-stop style:position="0.388cm"/>
          <style:tab-stop style:position="1.27cm"/>
        </style:tab-stops>
      </style:paragraph-properties>
      <style:text-properties fo:color="#000000" loext:opacity="100%" style:font-name="Times-Roman" fo:font-size="18pt" style:text-underline-style="none" fo:font-weight="normal" officeooo:paragraph-rsid="00084c71" style:font-size-asian="18pt" style:font-weight-asian="normal" style:font-size-complex="18pt" style:font-weight-complex="normal"/>
    </style:style>
    <style:style style:name="P25" style:family="paragraph" style:parent-style-name="Standard">
      <loext:graphic-properties draw:fill="none"/>
      <style:paragraph-properties fo:margin-top="0cm" fo:margin-bottom="0.376cm" style:contextual-spacing="false" style:line-height-at-least="0.67cm" fo:text-align="justify" style:justify-single-word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font-name="Times-Roman" fo:font-size="18pt" fo:font-weight="bold" officeooo:paragraph-rsid="00084c71" style:font-size-asian="18pt" style:font-weight-asian="bold" style:font-size-complex="18pt" style:font-weight-complex="bold"/>
    </style:style>
    <style:style style:name="P26" style:family="paragraph" style:parent-style-name="Standard">
      <loext:graphic-properties draw:fill="none"/>
      <style:paragraph-properties fo:margin-top="0cm" fo:margin-bottom="0.376cm" style:contextual-spacing="false" style:line-height-at-least="0.67cm" fo:text-align="justify" style:justify-single-word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font-name="Times-Roman" fo:font-size="18pt" fo:font-weight="bold" officeooo:paragraph-rsid="00148753" style:font-size-asian="18pt" style:font-weight-asian="bold" style:font-size-complex="18pt" style:font-weight-complex="bold"/>
    </style:style>
    <style:style style:name="P27" style:family="paragraph" style:parent-style-name="Standard">
      <loext:graphic-properties draw:fill="none"/>
      <style:paragraph-properties fo:margin-top="0cm" fo:margin-bottom="0.376cm" style:contextual-spacing="false" style:line-height-at-least="0.67cm" fo:text-align="justify" style:justify-single-word="false" fo:background-color="transparent">
        <style:tab-stops>
          <style:tab-stop style:position="0.388cm"/>
          <style:tab-stop style:position="1.27cm"/>
        </style:tab-stops>
      </style:paragraph-properties>
      <style:text-properties fo:color="#000000" loext:opacity="100%" style:font-name="Times-Roman" fo:font-size="16pt" style:text-underline-style="none" fo:font-weight="normal" officeooo:paragraph-rsid="00084c71" style:font-size-asian="16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.187cm" fo:margin-top="0cm" fo:margin-bottom="0.376cm" style:contextual-spacing="false" style:line-height-at-least="1.27cm" fo:text-align="end" style:justify-single-word="false" fo:text-indent="0cm" style:auto-text-indent="false"/>
      <style:text-properties fo:color="#000000" loext:opacity="100%" style:text-outline="false" style:font-name="Times-Roman" fo:font-size="15pt" fo:letter-spacing="normal" style:text-underline-style="none" fo:font-weight="normal" officeooo:paragraph-rsid="00084c71" style:letter-kerning="false" style:font-size-asian="15pt" style:font-weight-asian="normal" style:font-size-complex="15pt" style:font-weight-complex="normal"/>
    </style:style>
    <style:style style:name="P29" style:family="paragraph" style:parent-style-name="Standard">
      <style:paragraph-properties fo:margin-left="0cm" fo:margin-right="0.187cm" fo:margin-top="0cm" fo:margin-bottom="0.376cm" style:contextual-spacing="false" style:line-height-at-least="1.27cm" fo:text-align="end" style:justify-single-word="false" fo:text-indent="0cm" style:auto-text-indent="false"/>
      <style:text-properties style:font-name="Times-Roman" fo:font-size="15pt" style:text-underline-style="none" fo:font-weight="normal" officeooo:paragraph-rsid="00084c71" style:font-size-asian="15pt" style:font-weight-asian="normal" style:font-size-complex="15pt" style:font-weight-complex="normal"/>
    </style:style>
    <style:style style:name="P30" style:family="paragraph" style:parent-style-name="Standard">
      <style:paragraph-properties fo:margin-left="0cm" fo:margin-right="0.192cm" fo:margin-top="0cm" fo:margin-bottom="0.376cm" style:contextual-spacing="false" style:line-height-at-least="1.411cm" fo:text-align="end" style:justify-single-word="false" fo:text-indent="0cm" style:auto-text-indent="false"/>
      <style:text-properties fo:color="#000000" loext:opacity="100%" style:text-outline="false" style:font-name="Times-Roman" fo:font-size="15pt" fo:letter-spacing="normal" style:text-underline-style="none" fo:font-weight="normal" officeooo:paragraph-rsid="00084c71" style:letter-kerning="false" style:font-size-asian="15pt" style:font-weight-asian="normal" style:font-size-complex="15pt" style:font-weight-complex="normal"/>
    </style:style>
    <style:style style:name="P31" style:family="paragraph" style:parent-style-name="Standard">
      <style:paragraph-properties fo:margin-left="0cm" fo:margin-right="0.192cm" fo:margin-top="0cm" fo:margin-bottom="0.376cm" style:contextual-spacing="false" style:line-height-at-least="1.411cm" fo:text-align="center" style:justify-single-word="false" fo:text-indent="0cm" style:auto-text-indent="false"/>
      <style:text-properties fo:color="#000000" loext:opacity="100%" style:text-outline="false" style:font-name="Times-Roman" fo:font-size="18pt" fo:letter-spacing="normal" style:text-underline-style="none" fo:font-weight="bold" officeooo:paragraph-rsid="00084c71" style:letter-kerning="false" style:font-size-asian="18pt" style:font-weight-asian="bold" style:font-size-complex="18pt" style:font-weight-complex="bold"/>
    </style:style>
    <style:style style:name="P32" style:family="paragraph" style:parent-style-name="Standard">
      <style:paragraph-properties fo:margin-left="0cm" fo:margin-right="0.192cm" fo:margin-top="0cm" fo:margin-bottom="0.376cm" style:contextual-spacing="false" style:line-height-at-least="1.411cm" fo:text-align="end" style:justify-single-word="false" fo:text-indent="0cm" style:auto-text-indent="false"/>
      <style:text-properties style:font-name="Times-Roman" fo:font-size="15pt" style:text-underline-style="none" fo:font-weight="normal" officeooo:paragraph-rsid="00084c71" style:font-size-asian="15pt" style:font-weight-asian="normal" style:font-size-complex="15pt" style:font-weight-complex="normal"/>
    </style:style>
    <style:style style:name="P33" style:family="paragraph" style:parent-style-name="Text_20_body">
      <style:paragraph-properties fo:margin-left="0cm" fo:margin-right="0.192cm" fo:margin-top="0cm" fo:margin-bottom="0.376cm" style:contextual-spacing="false" style:line-height-at-least="1.411cm" fo:text-align="end" style:justify-single-word="false" fo:text-indent="0cm" style:auto-text-indent="false"/>
      <style:text-properties fo:font-variant="normal" fo:text-transform="none" fo:color="#000000" loext:opacity="100%" style:text-outline="false" style:text-line-through-style="none" style:text-line-through-type="none" style:font-name="Times-Roman" fo:font-size="14pt" fo:letter-spacing="normal" fo:font-style="normal" style:text-underline-style="none" fo:font-weight="normal" officeooo:paragraph-rsid="00084c71" style:letter-kerning="false" style:text-blinking="false" fo:background-color="transparent"/>
    </style:style>
    <style:style style:name="P34" style:family="paragraph" style:parent-style-name="Standard">
      <loext:graphic-properties draw:fill="none"/>
      <style:paragraph-properties fo:margin-left="0cm" fo:margin-right="0.199cm" fo:margin-top="0cm" fo:margin-bottom="0.376cm" style:contextual-spacing="false" style:line-height-at-least="1.411cm" fo:text-align="center" style:justify-single-word="false" fo:text-indent="0cm" style:auto-text-indent="false" fo:background-color="transparent"/>
      <style:text-properties fo:color="#000000" loext:opacity="100%" style:text-outline="false" style:font-name="Times-Roman" fo:font-size="18pt" fo:letter-spacing="normal" style:text-underline-style="none" fo:font-weight="bold" officeooo:paragraph-rsid="000dedd7" style:letter-kerning="false" style:font-size-asian="18pt" style:font-weight-asian="bold" style:font-size-complex="18pt" style:font-weight-complex="bold"/>
    </style:style>
    <style:style style:name="P35" style:family="paragraph" style:parent-style-name="Standard">
      <loext:graphic-properties draw:fill="none"/>
      <style:paragraph-properties fo:margin-left="0cm" fo:margin-right="0.199cm" fo:margin-top="0cm" fo:margin-bottom="0.376cm" style:contextual-spacing="false" style:line-height-at-least="1.411cm" fo:text-align="center" style:justify-single-word="false" fo:text-indent="0cm" style:auto-text-indent="false" fo:background-color="transparent"/>
      <style:text-properties fo:color="#000000" loext:opacity="100%" style:text-outline="false" style:font-name="Times-Roman" fo:font-size="18pt" fo:letter-spacing="normal" style:text-underline-style="none" fo:font-weight="bold" officeooo:paragraph-rsid="00084c71" style:letter-kerning="false" style:font-size-asian="18pt" style:font-weight-asian="bold" style:font-size-complex="18pt" style:font-weight-complex="bold"/>
    </style:style>
    <style:style style:name="P36" style:family="paragraph" style:parent-style-name="Standard">
      <loext:graphic-properties draw:fill="none"/>
      <style:paragraph-properties fo:margin-left="0cm" fo:margin-right="0.199cm" fo:margin-top="0cm" fo:margin-bottom="0.376cm" style:contextual-spacing="false" fo:line-height="115%" fo:text-align="justify" style:justify-single-word="false" fo:text-indent="0cm" style:auto-text-indent="false" fo:background-color="transparent"/>
      <style:text-properties fo:color="#000000" loext:opacity="100%" style:text-outline="false" style:font-name="Times-Roman" fo:font-size="14pt" fo:letter-spacing="normal" style:text-underline-style="none" fo:font-weight="normal" officeooo:paragraph-rsid="00084c71" style:letter-kerning="false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margin-left="0cm" fo:margin-right="0.199cm" fo:margin-top="0cm" fo:margin-bottom="0.376cm" style:contextual-spacing="false" fo:line-height="150%" fo:text-align="justify" style:justify-single-word="false" fo:text-indent="0cm" style:auto-text-indent="false" fo:background-color="transparent"/>
      <style:text-properties fo:color="#000000" loext:opacity="100%" style:font-name="Times-Roman" fo:font-size="16pt" fo:letter-spacing="normal" style:text-underline-style="none" fo:font-weight="normal" officeooo:paragraph-rsid="00084c71" style:letter-kerning="false" style:font-size-asian="16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margin-left="0cm" fo:margin-right="0.199cm" fo:margin-top="0cm" fo:margin-bottom="0.376cm" style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202122" loext:opacity="100%" style:text-outline="false" style:font-name="Times-Roman" fo:font-size="14pt" fo:letter-spacing="normal" fo:font-style="normal" style:text-underline-style="none" fo:font-weight="normal" officeooo:paragraph-rsid="00084c71" style:letter-kerning="false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margin-left="0cm" fo:margin-right="0.199cm" fo:margin-top="0cm" fo:margin-bottom="0.376cm" style:contextual-spacing="false" fo:line-height="150%" fo:text-align="center" style:justify-single-word="false" fo:text-indent="0cm" style:auto-text-indent="false" fo:background-color="transparent"/>
      <style:text-properties style:font-name="Times-Roman" fo:font-size="14pt" style:text-underline-style="none" fo:font-weight="bold" officeooo:paragraph-rsid="00084c71" style:font-size-asian="14pt" style:font-weight-asian="bold" style:font-size-complex="14pt" style:font-weight-complex="bold"/>
    </style:style>
    <style:style style:name="P40" style:family="paragraph" style:parent-style-name="Standard">
      <loext:graphic-properties draw:fill="none"/>
      <style:paragraph-properties fo:margin-left="0cm" fo:margin-right="0.199cm" fo:margin-top="0cm" fo:margin-bottom="0.376cm" style:contextual-spacing="false" fo:line-height="150%" fo:text-align="justify" style:justify-single-word="false" fo:text-indent="0cm" style:auto-text-indent="false" fo:background-color="transparent"/>
      <style:text-properties style:font-name="Times-Roman" fo:font-size="14pt" style:text-underline-style="none" fo:font-weight="normal" officeooo:paragraph-rsid="001d590f" style:font-size-asian="14pt" style:font-weight-asian="normal" style:font-size-complex="14pt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cm" fo:margin-right="0.199cm" fo:margin-top="0cm" fo:margin-bottom="0.376cm" style:contextual-spacing="false" fo:line-height="150%" fo:text-align="start" style:justify-single-word="false" fo:text-indent="2cm" style:auto-text-indent="false" style:page-number="auto" fo:background-color="transparent"/>
      <style:text-properties fo:font-variant="normal" fo:text-transform="none" fo:color="#202122" loext:opacity="100%" style:text-outline="false" style:font-name="Times-Roman" fo:font-size="20pt" fo:letter-spacing="normal" fo:font-style="normal" style:text-underline-style="none" fo:font-weight="bold" officeooo:paragraph-rsid="00084c71" style:letter-kerning="false" style:font-size-asian="20pt" style:font-weight-asian="bold" style:font-size-complex="20pt" style:font-weight-complex="bold"/>
    </style:style>
    <style:style style:name="P42" style:family="paragraph" style:parent-style-name="Standard" style:master-page-name="">
      <loext:graphic-properties draw:fill="none"/>
      <style:paragraph-properties fo:margin-left="-1cm" fo:margin-right="0.199cm" fo:margin-top="0cm" fo:margin-bottom="0.376cm" style:contextual-spacing="false" fo:line-height="150%" fo:text-align="justify" style:justify-single-word="false" fo:text-indent="1cm" style:auto-text-indent="false" style:page-number="auto" fo:background-color="transparent">
        <style:tab-stops>
          <style:tab-stop style:position="-0.893cm"/>
        </style:tab-stops>
      </style:paragraph-properties>
      <style:text-properties fo:color="#000000" loext:opacity="100%" style:font-name="Times-Roman" fo:font-size="18pt" fo:letter-spacing="normal" style:text-underline-style="none" fo:font-weight="bold" officeooo:paragraph-rsid="00084c71" style:letter-kerning="false" style:font-size-asian="18pt" style:font-weight-asian="bold" style:font-size-complex="18pt" style:font-weight-complex="bold"/>
    </style:style>
    <style:style style:name="P43" style:family="paragraph" style:parent-style-name="Standard">
      <loext:graphic-properties draw:fill="none"/>
      <style:paragraph-properties fo:margin-left="-1cm" fo:margin-right="0cm" fo:margin-top="0cm" fo:margin-bottom="0.376cm" style:contextual-spacing="false" fo:line-height="150%" fo:text-align="justify" style:justify-single-word="false" fo:text-indent="1cm" style:auto-text-indent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font-name="Times-Roman" fo:font-size="18pt" style:text-underline-style="none" fo:font-weight="normal" officeooo:rsid="00176e3d" officeooo:paragraph-rsid="00084c71" style:font-size-asian="18pt" style:font-weight-asian="normal" style:font-size-complex="18pt" style:font-weight-complex="normal"/>
    </style:style>
    <style:style style:name="P44" style:family="paragraph" style:parent-style-name="Standard">
      <loext:graphic-properties draw:fill="none"/>
      <style:paragraph-properties fo:margin-left="-1cm" fo:margin-right="0cm" fo:margin-top="0cm" fo:margin-bottom="0.376cm" style:contextual-spacing="false" fo:line-height="150%" fo:text-align="justify" style:justify-single-word="false" fo:text-indent="1cm" style:auto-text-indent="false" fo:background-color="transparent">
        <style:tab-stops>
          <style:tab-stop style:position="0.388cm"/>
          <style:tab-stop style:position="1.27cm"/>
        </style:tab-stops>
      </style:paragraph-properties>
      <style:text-properties style:font-name="Times-Roman" fo:font-size="18pt" style:text-underline-style="none" officeooo:paragraph-rsid="00084c71" style:font-size-asian="18pt" style:font-size-complex="18pt"/>
    </style:style>
    <style:style style:name="P45" style:family="paragraph" style:parent-style-name="Standard" style:master-page-name="">
      <loext:graphic-properties draw:fill="none"/>
      <style:paragraph-properties fo:margin-left="-1cm" fo:margin-right="0cm" fo:margin-top="0cm" fo:margin-bottom="0.376cm" style:contextual-spacing="false" fo:line-height="200%" fo:text-align="justify" style:justify-single-word="false" fo:text-indent="1cm" style:auto-text-indent="false" style:page-number="auto" fo:background-color="transparent">
        <style:tab-stops>
          <style:tab-stop style:position="0.388cm"/>
          <style:tab-stop style:position="1.27cm"/>
        </style:tab-stops>
      </style:paragraph-properties>
      <style:text-properties style:font-name="Times-Roman" fo:font-size="18pt" fo:font-weight="bold" officeooo:paragraph-rsid="00084c71" style:font-size-asian="18pt" style:font-weight-asian="bold" style:font-size-complex="18pt" style:font-weight-complex="bold"/>
    </style:style>
    <style:style style:name="P46" style:family="paragraph" style:parent-style-name="Standard" style:master-page-name="">
      <loext:graphic-properties draw:fill="none"/>
      <style:paragraph-properties fo:margin-left="-1cm" fo:margin-right="0cm" fo:margin-top="0cm" fo:margin-bottom="0.376cm" style:contextual-spacing="false" fo:line-height="150%" fo:text-align="justify" style:justify-single-word="false" fo:text-indent="1cm" style:auto-text-indent="false" style:page-number="auto" fo:background-color="transparent">
        <style:tab-stops>
          <style:tab-stop style:position="0.388cm"/>
          <style:tab-stop style:position="1.27cm"/>
        </style:tab-stops>
      </style:paragraph-properties>
      <style:text-properties style:font-name="Times-Roman" fo:font-size="18pt" style:text-underline-style="none" officeooo:paragraph-rsid="00084c71" style:font-size-asian="18pt" style:font-size-complex="18pt"/>
    </style:style>
    <style:style style:name="P47" style:family="paragraph" style:parent-style-name="Standard" style:master-page-name="">
      <loext:graphic-properties draw:fill="none"/>
      <style:paragraph-properties fo:margin-left="-1cm" fo:margin-right="0cm" fo:margin-top="0cm" fo:margin-bottom="0.376cm" style:contextual-spacing="false" fo:line-height="150%" fo:text-align="justify" style:justify-single-word="false" fo:text-indent="1cm" style:auto-text-indent="false" style:page-number="auto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font-name="Times-Roman" fo:font-size="18pt" style:text-underline-style="none" fo:font-weight="normal" officeooo:rsid="00176e3d" officeooo:paragraph-rsid="00084c71" style:font-size-asian="18pt" style:font-weight-asian="normal" style:font-size-complex="18pt" style:font-weight-complex="normal"/>
    </style:style>
    <style:style style:name="P48" style:family="paragraph" style:parent-style-name="Standard">
      <loext:graphic-properties draw:fill="none"/>
      <style:paragraph-properties fo:margin-left="-1cm" fo:margin-right="0cm" fo:margin-top="0cm" fo:margin-bottom="0.376cm" style:contextual-spacing="false" fo:line-height="200%" fo:text-align="justify" style:justify-single-word="false" fo:text-indent="0cm" style:auto-text-indent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font-name="Times-Roman" fo:font-size="18pt" style:text-underline-style="none" fo:font-weight="normal" officeooo:paragraph-rsid="00084c71" style:font-size-asian="18pt" style:font-weight-asian="normal" style:font-size-complex="18pt" style:font-weight-complex="normal"/>
    </style:style>
    <style:style style:name="P49" style:family="paragraph" style:parent-style-name="Standard">
      <style:paragraph-properties fo:margin-left="0cm" fo:margin-right="0cm" style:line-height-at-least="0.67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loext:opacity="100%" style:font-name="TimesNewRomanPSMT" fo:font-size="18pt" style:text-underline-style="none" officeooo:paragraph-rsid="00277bd4" style:font-size-asian="18pt" style:font-size-complex="18pt"/>
    </style:style>
    <style:style style:name="P50" style:family="paragraph" style:parent-style-name="Standard">
      <style:paragraph-properties fo:margin-left="-1.27cm" fo:margin-right="0cm" style:line-height-at-least="0.67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color="#000000" loext:opacity="100%" style:font-name="TimesNewRomanPSMT" fo:font-size="18pt" style:text-underline-style="none" officeooo:paragraph-rsid="00277bd4" style:font-size-asian="18pt" style:font-size-complex="18pt"/>
    </style:style>
    <style:style style:name="P51" style:family="paragraph" style:parent-style-name="OBJECT_7e_LT_7e_Gliederung_20_1" style:list-style-name="L8">
      <loext:graphic-properties draw:fill="none"/>
      <style:paragraph-properties fo:margin-top="0cm" fo:margin-bottom="0cm" style:contextual-spacing="false" style:line-height-at-least="0.353cm" fo:text-align="justify" style:justify-single-word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font-name="Times-Roman" fo:font-size="18pt" fo:font-weight="normal" officeooo:paragraph-rsid="000fdf3b" style:font-size-asian="18pt" style:font-weight-asian="normal" style:font-size-complex="18pt" style:font-weight-complex="normal"/>
    </style:style>
    <style:style style:name="P52" style:family="paragraph" style:parent-style-name="OBJECT_7e_LT_7e_Gliederung_20_1" style:list-style-name="L8">
      <style:paragraph-properties fo:margin-top="0.226cm" fo:margin-bottom="0cm" style:contextual-spacing="false" style:line-height-at-least="0.353cm"/>
      <style:text-properties style:font-name="Times-Roman" fo:font-size="18pt" officeooo:paragraph-rsid="000fdf3b" style:font-size-asian="18pt" style:font-size-complex="18pt"/>
    </style:style>
    <style:style style:name="P53" style:family="paragraph" style:parent-style-name="OBJECT_7e_LT_7e_Gliederung_20_1">
      <style:paragraph-properties fo:margin-left="0cm" fo:margin-right="0cm" fo:margin-top="0.175cm" fo:margin-bottom="0cm" style:contextual-spacing="false" style:line-height-at-least="0.353cm" fo:text-indent="0cm" style:auto-text-indent="false">
        <style:tab-stops>
          <style:tab-stop style:position="0cm"/>
        </style:tab-stops>
      </style:paragraph-properties>
      <style:text-properties style:font-name="Times-Roman" fo:font-size="18pt" style:font-size-asian="18pt" style:font-size-complex="18pt"/>
    </style:style>
    <style:style style:name="P54" style:family="paragraph" style:parent-style-name="Standard" style:list-style-name="L1">
      <style:paragraph-properties fo:margin-top="0cm" fo:margin-bottom="0.376cm" style:contextual-spacing="false" style:line-height-at-least="1.411cm" fo:text-align="start" style:justify-single-word="false"/>
      <style:text-properties fo:color="#000000" loext:opacity="100%" style:text-outline="false" style:font-name="Times-Roman" fo:font-size="18pt" fo:letter-spacing="normal" style:text-underline-style="none" fo:font-weight="normal" officeooo:rsid="000a1a80" officeooo:paragraph-rsid="000a1a80" style:letter-kerning="false" style:font-size-asian="18pt" style:font-weight-asian="normal" style:font-size-complex="18pt" style:font-weight-complex="normal"/>
    </style:style>
    <style:style style:name="P55" style:family="paragraph" style:parent-style-name="Standard" style:list-style-name="L2">
      <loext:graphic-properties draw:fill="none"/>
      <style:paragraph-properties fo:margin-top="0cm" fo:margin-bottom="0.376cm" style:contextual-spacing="false" style:line-height-at-least="0.67cm" fo:text-align="justify" style:justify-single-word="false" fo:background-color="transparent">
        <style:tab-stops>
          <style:tab-stop style:position="0.388cm"/>
          <style:tab-stop style:position="1.27cm"/>
        </style:tab-stops>
      </style:paragraph-properties>
      <style:text-properties fo:color="#000000" loext:opacity="100%" style:font-name="Times-Roman" fo:font-size="16pt" officeooo:paragraph-rsid="00084c71" style:font-size-asian="16pt"/>
    </style:style>
    <style:style style:name="P56" style:family="paragraph" style:parent-style-name="Standard" style:list-style-name="L2">
      <loext:graphic-properties draw:fill="none"/>
      <style:paragraph-properties fo:margin-top="0cm" fo:margin-bottom="0.376cm" style:contextual-spacing="false" style:line-height-at-least="0.67cm" fo:text-align="justify" style:justify-single-word="false" fo:background-color="transparent">
        <style:tab-stops>
          <style:tab-stop style:position="0.388cm"/>
          <style:tab-stop style:position="1.27cm"/>
        </style:tab-stops>
      </style:paragraph-properties>
      <style:text-properties fo:color="#000000" loext:opacity="100%" style:font-name="Times-Roman" fo:font-size="16pt" style:text-underline-style="none" fo:font-weight="normal" officeooo:paragraph-rsid="00084c71" style:font-size-asian="16pt" style:font-weight-asian="normal" style:font-size-complex="14pt" style:font-weight-complex="normal"/>
    </style:style>
    <style:style style:name="P57" style:family="paragraph" style:parent-style-name="Standard" style:list-style-name="L4">
      <loext:graphic-properties draw:fill="none"/>
      <style:paragraph-properties fo:margin-top="0cm" fo:margin-bottom="0.376cm" style:contextual-spacing="false" style:line-height-at-least="0.67cm" fo:text-align="justify" style:justify-single-word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font-name="Times-Roman" fo:font-size="18pt" fo:font-weight="normal" officeooo:paragraph-rsid="00084c71" style:font-size-asian="18pt" style:font-weight-asian="normal" style:font-size-complex="18pt" style:font-weight-complex="normal"/>
    </style:style>
    <style:style style:name="P58" style:family="paragraph" style:parent-style-name="Standard" style:list-style-name="L5">
      <loext:graphic-properties draw:fill="none"/>
      <style:paragraph-properties fo:margin-top="0cm" fo:margin-bottom="0.376cm" style:contextual-spacing="false" style:line-height-at-least="0.67cm" fo:text-align="justify" style:justify-single-word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font-name="Times-Roman" fo:font-size="18pt" fo:font-weight="normal" officeooo:paragraph-rsid="00084c71" style:font-size-asian="18pt" style:font-weight-asian="normal" style:font-size-complex="18pt" style:font-weight-complex="normal"/>
    </style:style>
    <style:style style:name="P59" style:family="paragraph" style:parent-style-name="Standard" style:list-style-name="L6">
      <loext:graphic-properties draw:fill="none"/>
      <style:paragraph-properties fo:margin-top="0cm" fo:margin-bottom="0.376cm" style:contextual-spacing="false" style:line-height-at-least="0.67cm" fo:text-align="justify" style:justify-single-word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font-name="Times-Roman" fo:font-size="18pt" fo:font-weight="normal" officeooo:paragraph-rsid="00148753" style:font-size-asian="18pt" style:font-weight-asian="normal" style:font-size-complex="18pt" style:font-weight-complex="normal"/>
    </style:style>
    <style:style style:name="P60" style:family="paragraph" style:parent-style-name="Standard" style:list-style-name="L7">
      <loext:graphic-properties draw:fill="none"/>
      <style:paragraph-properties fo:margin-top="0cm" fo:margin-bottom="0.376cm" style:contextual-spacing="false" style:line-height-at-least="0.67cm" fo:text-align="justify" style:justify-single-word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font-name="Times-Roman" fo:font-size="18pt" fo:font-weight="normal" officeooo:paragraph-rsid="00148753" style:font-size-asian="18pt" style:font-weight-asian="normal" style:font-size-complex="18pt" style:font-weight-complex="normal"/>
    </style:style>
    <style:style style:name="P61" style:family="paragraph" style:parent-style-name="Standard" style:list-style-name="L7">
      <loext:graphic-properties draw:fill="none"/>
      <style:paragraph-properties fo:margin-top="0cm" fo:margin-bottom="0.376cm" style:contextual-spacing="false" style:line-height-at-least="0.67cm" fo:text-align="justify" style:justify-single-word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font-name="Times-Roman" fo:font-size="18pt" fo:font-weight="normal" officeooo:paragraph-rsid="00148753" style:font-size-asian="18pt" style:font-weight-asian="normal" style:font-size-complex="18pt" style:font-weight-complex="normal"/>
    </style:style>
    <style:style style:name="P62" style:family="paragraph" style:parent-style-name="Standard" style:list-style-name="L2">
      <loext:graphic-properties draw:fill="none"/>
      <style:paragraph-properties fo:margin-top="0cm" fo:margin-bottom="0.376cm" style:contextual-spacing="false" style:line-height-at-least="0.67cm" fo:text-align="justify" style:justify-single-word="false" fo:background-color="transparent">
        <style:tab-stops>
          <style:tab-stop style:position="0.388cm"/>
          <style:tab-stop style:position="1.27cm"/>
        </style:tab-stops>
      </style:paragraph-properties>
      <style:text-properties style:font-name="Times-Roman" officeooo:paragraph-rsid="00084c71"/>
    </style:style>
    <style:style style:name="P63" style:family="paragraph" style:parent-style-name="Standard" style:list-style-name="L3" style:master-page-name="">
      <loext:graphic-properties draw:fill="none"/>
      <style:paragraph-properties fo:margin-left="-1cm" fo:margin-right="0cm" fo:margin-top="0cm" fo:margin-bottom="0.376cm" style:contextual-spacing="false" fo:line-height="200%" fo:text-align="justify" style:justify-single-word="false" fo:text-indent="0cm" style:auto-text-indent="false" style:page-number="auto" fo:background-color="transparent">
        <style:tab-stops>
          <style:tab-stop style:position="0.388cm"/>
          <style:tab-stop style:position="0.709cm"/>
        </style:tab-stops>
      </style:paragraph-properties>
      <style:text-properties style:font-name="Times-Roman" fo:font-size="18pt" style:text-underline-style="solid" style:text-underline-width="auto" style:text-underline-color="font-color" officeooo:paragraph-rsid="00084c71" style:font-size-asian="18pt" style:font-size-complex="18pt"/>
    </style:style>
    <style:style style:name="P64" style:family="paragraph" style:parent-style-name="Standard" style:list-style-name="L3">
      <loext:graphic-properties draw:fill="none"/>
      <style:paragraph-properties fo:margin-left="-1cm" fo:margin-right="0cm" fo:margin-top="0cm" fo:margin-bottom="0.376cm" style:contextual-spacing="false" fo:line-height="200%" fo:text-align="justify" style:justify-single-word="false" fo:text-indent="0cm" style:auto-text-indent="false" fo:background-color="transparent">
        <style:tab-stops>
          <style:tab-stop style:position="0.388cm"/>
          <style:tab-stop style:position="1.27cm"/>
        </style:tab-stops>
      </style:paragraph-properties>
      <style:text-properties fo:color="#000000" loext:opacity="100%" style:font-name="Times-Roman" fo:font-size="18pt" style:text-underline-style="solid" style:text-underline-width="auto" style:text-underline-color="font-color" officeooo:paragraph-rsid="00084c71" style:font-size-asian="18pt" style:font-size-complex="18pt"/>
    </style:style>
    <style:style style:name="P65" style:family="paragraph" style:parent-style-name="Standard" style:list-style-name="L3">
      <loext:graphic-properties draw:fill="none"/>
      <style:paragraph-properties fo:margin-left="-1cm" fo:margin-right="0cm" fo:margin-top="0cm" fo:margin-bottom="0.376cm" style:contextual-spacing="false" fo:line-height="200%" fo:text-align="justify" style:justify-single-word="false" fo:text-indent="0cm" style:auto-text-indent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font-name="Times-Roman" fo:font-size="18pt" style:text-underline-style="solid" style:text-underline-width="auto" style:text-underline-color="font-color" officeooo:paragraph-rsid="00084c71" style:font-size-asian="18pt" style:font-size-complex="18pt"/>
    </style:style>
    <style:style style:name="P66" style:family="paragraph" style:parent-style-name="Standard" style:list-style-name="L3">
      <loext:graphic-properties draw:fill="none"/>
      <style:paragraph-properties fo:margin-left="-1cm" fo:margin-right="0cm" fo:margin-top="0cm" fo:margin-bottom="0.376cm" style:contextual-spacing="false" fo:line-height="200%" fo:text-align="justify" style:justify-single-word="false" fo:text-indent="0cm" style:auto-text-indent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font-name="Times-Roman" fo:font-size="18pt" style:text-underline-style="solid" style:text-underline-width="auto" style:text-underline-color="font-color" fo:font-weight="normal" officeooo:rsid="00176e3d" officeooo:paragraph-rsid="00084c71" style:font-size-asian="18pt" style:font-weight-asian="normal" style:font-size-complex="18pt" style:font-weight-complex="normal"/>
    </style:style>
    <style:style style:name="P67" style:family="paragraph" style:parent-style-name="Standard" style:list-style-name="L3">
      <loext:graphic-properties draw:fill="none"/>
      <style:paragraph-properties fo:margin-left="-1cm" fo:margin-right="0cm" fo:margin-top="0cm" fo:margin-bottom="0.376cm" style:contextual-spacing="false" fo:line-height="200%" fo:text-align="justify" style:justify-single-word="false" fo:text-indent="0cm" style:auto-text-indent="false" fo:background-color="transparent">
        <style:tab-stops>
          <style:tab-stop style:position="0.388cm"/>
          <style:tab-stop style:position="1.27cm"/>
        </style:tab-stops>
      </style:paragraph-properties>
      <style:text-properties fo:color="#000000" loext:opacity="100%" style:font-name="Times-Roman" fo:font-size="18pt" style:text-underline-style="solid" style:text-underline-width="auto" style:text-underline-color="font-color" fo:font-weight="normal" officeooo:rsid="00176e3d" officeooo:paragraph-rsid="00084c71" style:font-size-asian="18pt" style:font-weight-asian="normal" style:font-size-complex="18pt" style:font-weight-complex="normal"/>
    </style:style>
    <style:style style:name="P68" style:family="paragraph" style:parent-style-name="Standard" style:list-style-name="WWNum1">
      <style:paragraph-properties fo:margin-left="0cm" fo:margin-right="0cm" fo:margin-top="0.226cm" fo:margin-bottom="0cm" style:contextual-spacing="false" style:line-height-at-least="0.67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loext:opacity="100%" style:font-name="TimesNewRomanPSMT" fo:font-size="18pt" style:text-underline-style="none" officeooo:paragraph-rsid="000fdf3b" style:font-size-asian="18pt" style:font-size-complex="18pt"/>
    </style:style>
    <style:style style:name="P69" style:family="paragraph" style:parent-style-name="Standard" style:list-style-name="WWNum1">
      <style:paragraph-properties fo:margin-left="0cm" fo:margin-right="0cm" style:line-height-at-least="0.67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loext:opacity="100%" style:font-name="TimesNewRomanPSMT" fo:font-size="18pt" style:text-underline-style="none" style:font-size-asian="18pt" style:font-size-complex="18pt"/>
    </style:style>
    <style:style style:name="P70" style:family="paragraph" style:parent-style-name="Standard" style:list-style-name="WWNum1">
      <style:paragraph-properties fo:margin-left="0cm" fo:margin-right="0cm" style:line-height-at-least="0.67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font-size="18pt" officeooo:paragraph-rsid="00277bd4" style:font-size-asian="18pt" style:font-size-complex="18pt"/>
    </style:style>
    <style:style style:name="P71" style:family="paragraph" style:parent-style-name="Standard" style:list-style-name="WWNum1">
      <style:paragraph-properties fo:margin-left="0cm" fo:margin-right="0cm" style:line-height-at-least="0.67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font-size="18pt" style:text-underline-style="none" officeooo:paragraph-rsid="00277bd4" style:font-size-asian="18pt" style:font-size-complex="18pt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.376cm" style:contextual-spacing="false" style:line-height-at-least="0.67cm" fo:text-align="justify" style:justify-single-word="false" fo:text-indent="0cm" style:auto-text-indent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font-name="Times-Roman" fo:font-size="18pt" fo:font-weight="normal" officeooo:paragraph-rsid="00148753" style:font-size-asian="18pt" style:font-weight-asian="normal" style:font-size-complex="18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.376cm" style:contextual-spacing="false" style:line-height-at-least="0.67cm" fo:text-align="center" style:justify-single-word="false" fo:text-indent="0cm" style:auto-text-indent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font-name="Times-Roman" fo:font-size="18pt" fo:font-weight="bold" officeooo:paragraph-rsid="00148753" style:font-size-asian="18pt" style:font-weight-asian="bold" style:font-size-complex="18pt" style:font-weight-complex="bold"/>
    </style:style>
    <style:style style:name="P74" style:family="paragraph" style:parent-style-name="Standard">
      <loext:graphic-properties draw:fill="none"/>
      <style:paragraph-properties fo:margin-left="0cm" fo:margin-right="0.199cm" fo:margin-top="0cm" fo:margin-bottom="0.376cm" style:contextual-spacing="false" fo:line-height="150%" fo:text-align="justify" style:justify-single-word="false" fo:text-indent="1.499cm" style:auto-text-indent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text-outline="false" style:font-name="Times-Roman" fo:font-size="14pt" fo:letter-spacing="normal" style:text-underline-style="none" fo:font-weight="normal" officeooo:paragraph-rsid="00357c67" style:letter-kerning="false" style:font-size-asian="14pt" style:font-weight-asian="normal" style:font-size-complex="14pt" style:font-weight-complex="normal"/>
    </style:style>
    <style:style style:name="P75" style:family="paragraph" style:parent-style-name="Standard">
      <loext:graphic-properties draw:fill="none"/>
      <style:paragraph-properties fo:margin-left="0cm" fo:margin-right="0.199cm" fo:margin-top="0cm" fo:margin-bottom="0.376cm" style:contextual-spacing="false" fo:line-height="150%" fo:text-align="justify" style:justify-single-word="false" fo:text-indent="1.499cm" style:auto-text-indent="false" fo:background-color="transparent"/>
      <style:text-properties fo:color="#000000" loext:opacity="100%" style:text-outline="false" style:font-name="Times-Roman" fo:font-size="14pt" fo:letter-spacing="normal" style:text-underline-style="none" fo:font-weight="normal" officeooo:rsid="003a2af0" officeooo:paragraph-rsid="003bc5fb" style:letter-kerning="false" style:font-size-asian="14pt" style:font-weight-asian="normal" style:font-size-complex="14pt" style:font-weight-complex="normal"/>
    </style:style>
    <style:style style:name="P76" style:family="paragraph" style:parent-style-name="Standard">
      <loext:graphic-properties draw:fill="none"/>
      <style:paragraph-properties fo:margin-left="0cm" fo:margin-right="0.199cm" fo:margin-top="0cm" fo:margin-bottom="0.376cm" style:contextual-spacing="false" fo:line-height="150%" fo:text-align="justify" style:justify-single-word="false" fo:text-indent="1.499cm" style:auto-text-indent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text-outline="false" style:font-name="Times-Roman" fo:font-size="18pt" fo:letter-spacing="normal" style:text-underline-style="none" fo:font-weight="normal" officeooo:paragraph-rsid="00336de2" style:letter-kerning="false" style:font-size-asian="18pt" style:font-weight-asian="normal" style:font-size-complex="18pt" style:font-weight-complex="normal"/>
    </style:style>
    <style:style style:name="P77" style:family="paragraph" style:parent-style-name="Standard" style:master-page-name="">
      <loext:graphic-properties draw:fill="none"/>
      <style:paragraph-properties fo:margin-left="0cm" fo:margin-right="0.199cm" fo:margin-top="0cm" fo:margin-bottom="0.376cm" style:contextual-spacing="false" fo:line-height="150%" fo:text-align="justify" style:justify-single-word="false" fo:text-indent="1.499cm" style:auto-text-indent="false" style:page-number="auto" fo:background-color="transparent"/>
      <style:text-properties fo:color="#000000" loext:opacity="100%" style:text-outline="false" style:font-name="Times-Roman" fo:font-size="14pt" fo:letter-spacing="normal" style:text-underline-style="none" fo:font-weight="normal" officeooo:rsid="003a2af0" officeooo:paragraph-rsid="003bc5fb" style:letter-kerning="false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margin-top="0.226cm" fo:margin-bottom="0cm" style:contextual-spacing="false" style:line-height-at-least="0.353cm" fo:text-align="start" style:justify-single-word="false"/>
      <style:text-properties style:font-name="Times-Roman" fo:font-size="18pt" fo:font-weight="bold" officeooo:rsid="00148753" officeooo:paragraph-rsid="00148753" style:font-size-asian="18pt" style:font-weight-asian="bold" style:font-size-complex="18pt" style:font-weight-complex="bold"/>
    </style:style>
    <style:style style:name="P79" style:family="paragraph" style:parent-style-name="Standard">
      <style:paragraph-properties fo:margin-top="0.226cm" fo:margin-bottom="0cm" style:contextual-spacing="false" style:line-height-at-least="0.353cm" fo:text-align="start" style:justify-single-word="false"/>
      <style:text-properties style:font-name="Times-Roman" fo:font-size="18pt" fo:font-weight="bold" officeooo:paragraph-rsid="000fdf3b" style:font-size-asian="18pt" style:font-weight-asian="bold" style:font-size-complex="18pt" style:font-weight-complex="bold"/>
    </style:style>
    <style:style style:name="P80" style:family="paragraph" style:parent-style-name="Standard">
      <loext:graphic-properties draw:fill="none"/>
      <style:paragraph-properties fo:margin-left="0cm" fo:margin-right="0.199cm" fo:margin-top="0cm" fo:margin-bottom="0.376cm" style:contextual-spacing="false" fo:line-height="150%" fo:text-align="justify" style:justify-single-word="false" fo:text-indent="0cm" style:auto-text-indent="false" fo:background-color="transparent">
        <style:tab-stops>
          <style:tab-stop style:position="0.388cm"/>
          <style:tab-stop style:position="0.709cm"/>
        </style:tab-stops>
      </style:paragraph-properties>
      <style:text-properties fo:color="#000000" loext:opacity="100%" style:text-outline="false" style:font-name="Times-Roman" fo:font-size="18pt" fo:letter-spacing="normal" style:text-underline-style="none" fo:font-weight="normal" officeooo:paragraph-rsid="00336de2" style:letter-kerning="false" style:font-size-asian="18pt" style:font-weight-asian="normal" style:font-size-complex="18pt" style:font-weight-complex="normal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outline="false" fo:letter-spacing="normal" style:text-underline-style="solid" style:text-underline-width="auto" style:text-underline-color="font-color" style:letter-kerning="false"/>
    </style:style>
    <style:style style:name="T3" style:family="text">
      <style:text-properties fo:color="#000000" loext:opacity="100%" style:text-outline="false" fo:letter-spacing="normal" style:letter-kerning="false"/>
    </style:style>
    <style:style style:name="T4" style:family="text">
      <style:text-properties fo:color="#000000" loext:opacity="100%" style:text-outline="false" fo:letter-spacing="normal" fo:font-weight="normal" style:letter-kerning="false" style:font-weight-asian="normal" style:font-weight-complex="normal"/>
    </style:style>
    <style:style style:name="T5" style:family="text">
      <style:text-properties fo:color="#000000" loext:opacity="100%" fo:font-size="16pt" fo:letter-spacing="normal" style:letter-kerning="false" style:font-size-asian="16pt"/>
    </style:style>
    <style:style style:name="T6" style:family="text">
      <style:text-properties fo:color="#000000" loext:opacity="100%" fo:font-size="16pt" fo:letter-spacing="normal" style:text-underline-style="none" fo:font-weight="normal" style:letter-kerning="false" style:font-size-asian="16pt" style:font-weight-asian="normal" style:font-size-complex="14pt" style:font-weight-complex="normal"/>
    </style:style>
    <style:style style:name="T7" style:family="text">
      <style:text-properties fo:color="#000000" loext:opacity="100%" fo:font-size="16pt" style:text-underline-style="none" fo:font-weight="normal" style:font-size-asian="16pt" style:font-weight-asian="normal" style:font-size-complex="14pt" style:font-weight-complex="normal"/>
    </style:style>
    <style:style style:name="T8" style:family="text">
      <style:text-properties fo:color="#000000" loext:opacity="100%" fo:letter-spacing="normal" style:text-underline-style="none" officeooo:rsid="00176e3d" style:letter-kerning="false"/>
    </style:style>
    <style:style style:name="T9" style:family="text">
      <style:text-properties fo:color="#000000" loext:opacity="100%" fo:letter-spacing="normal" fo:font-weight="normal" style:letter-kerning="false" style:font-weight-asian="normal" style:font-weight-complex="normal"/>
    </style:style>
    <style:style style:name="T10" style:family="text">
      <style:text-properties fo:color="#000000" loext:opacity="100%" style:text-underline-style="none" officeooo:rsid="00176e3d"/>
    </style:style>
    <style:style style:name="T11" style:family="text">
      <style:text-properties fo:color="#000000" loext:opacity="100%" fo:font-weight="normal" style:font-weight-asian="normal" style:font-weight-complex="normal"/>
    </style:style>
    <style:style style:name="T12" style:family="text">
      <style:text-properties fo:color="#000000" loext:opacity="100%" officeooo:rsid="00185542"/>
    </style:style>
    <style:style style:name="T13" style:family="text">
      <style:text-properties fo:color="#000000" loext:opacity="100%" officeooo:rsid="00186871"/>
    </style:style>
    <style:style style:name="T14" style:family="text">
      <style:text-properties fo:color="#000000" loext:opacity="100%" officeooo:rsid="00188f89"/>
    </style:style>
    <style:style style:name="T15" style:family="text">
      <style:text-properties fo:color="#000000" loext:opacity="100%" officeooo:rsid="0018ea14"/>
    </style:style>
    <style:style style:name="T16" style:family="text">
      <style:text-properties fo:color="#000000" loext:opacity="100%" style:font-name="TimesNewRomanPSMT"/>
    </style:style>
    <style:style style:name="T17" style:family="text">
      <style:text-properties fo:color="#000000" loext:opacity="100%" style:font-name="TimesNewRomanPSMT" style:text-underline-style="none"/>
    </style:style>
    <style:style style:name="T18" style:family="text">
      <style:text-properties fo:font-variant="normal" fo:text-transform="none" fo:color="#202122" loext:opacity="100%" style:text-outline="false" fo:letter-spacing="normal" fo:font-style="normal" fo:font-weight="normal" style:letter-kerning="false" style:font-weight-asian="normal" style:font-weight-complex="normal"/>
    </style:style>
    <style:style style:name="T19" style:family="text">
      <style:text-properties fo:font-variant="normal" fo:text-transform="none" fo:color="#000000" loext:opacity="100%" style:text-outline="false" fo:font-size="16pt" fo:letter-spacing="normal" fo:font-style="normal" style:letter-kerning="false" style:font-size-asian="16pt"/>
    </style:style>
    <style:style style:name="T20" style:family="text">
      <style:text-properties officeooo:rsid="001e8cb1"/>
    </style:style>
    <style:style style:name="T21" style:family="text">
      <style:text-properties officeooo:rsid="001eac7c"/>
    </style:style>
    <style:style style:name="T22" style:family="text">
      <style:text-properties fo:font-weight="bold" style:font-weight-asian="bold"/>
    </style:style>
    <style:style style:name="T23" style:family="text">
      <style:text-properties officeooo:rsid="00148753"/>
    </style:style>
    <style:style style:name="T24" style:family="text">
      <style:text-properties officeooo:rsid="0022ea96"/>
    </style:style>
    <style:style style:name="T25" style:family="text">
      <style:text-properties officeooo:rsid="00259a74"/>
    </style:style>
    <style:style style:name="T26" style:family="text">
      <style:text-properties officeooo:rsid="0026814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Платформа для настольных игр </text:p>
      <text:p text:style-name="P18">шашечного типа</text:p>
      <text:p text:style-name="P19"/>
      <text:p text:style-name="P19"/>
      <text:p text:style-name="P19"/>
      <text:p text:style-name="P19"/>
      <text:p text:style-name="P19"/>
      <text:p text:style-name="P29"><text:span text:style-name="T2">Выполнил:</text:span><text:span text:style-name="T3"> </text:span></text:p>
      <text:p text:style-name="P28">Кутненко Степан Васильевич</text:p>
      <text:p text:style-name="P32"><text:span text:style-name="T2">Руководители работы:</text:span><text:span text:style-name="T3"> </text:span></text:p>
      <text:p text:style-name="P30">Хохлов А. А., Обносова О.А.</text:p>
      <text:p text:style-name="P30"/>
      <text:p text:style-name="P33"/>
      <text:p text:style-name="P33"/>
      <text:p text:style-name="P33"/>
      <text:p text:style-name="P33"/>
      <text:p text:style-name="P33"/>
      <text:p text:style-name="P33"/>
      <text:p text:style-name="P31"><text:soft-page-break/>Оглавление</text:p>
      <text:list xml:id="list252118699" text:style-name="L1">
        <text:list-item>
          <text:p text:style-name="P54">Введение</text:p>
        </text:list-item>
        <text:list-item>
          <text:p text:style-name="P54">Терминология</text:p>
        </text:list-item>
        <text:list-item>
          <text:p text:style-name="P54">Цель проекта</text:p>
        </text:list-item>
        <text:list-item>
          <text:p text:style-name="P54">Задачи проекта</text:p>
        </text:list-item>
        <text:list-item>
          <text:p text:style-name="P54">Этапы выполнения проекта</text:p>
        </text:list-item>
        <text:list-item>
          <text:p text:style-name="P54">Средства выполнения проекта</text:p>
        </text:list-item>
        <text:list-item>
          <text:p text:style-name="P54">Результаты</text:p>
        </text:list-item>
        <text:list-item>
          <text:p text:style-name="P54">Описание продукта</text:p>
        </text:list-item>
        <text:list-item>
          <text:p text:style-name="P54">Список используемых ресурсов</text:p>
          <text:p text:style-name="P54"/>
        </text:list-item>
      </text:list>
      <text:p text:style-name="P20"/>
      <text:p text:style-name="P20"/>
      <text:p text:style-name="P20"/>
      <text:p text:style-name="P34"><text:soft-page-break/>Введение</text:p>
      <text:p text:style-name="P77">Многие люди хотели бы создавать свои настольные игры в компьютерном формате, хотя бы на уровне шашек и шахмат. Если человек обладает навыками программирования, это не представляется ему проблемой. Но в противном случае у него нет возможностей создать себе игру для личного или коммерческого пользования.</text:p>
      <text:p text:style-name="P75">Моя платформа предоставляет возможность пользователю создавать свои игры наподобие шашек или шахмат, даже если он не знаком с программированием компьютерных игр. Ему достаточно будет лишь описать правила в отдельном файле, а затем открыть его в платформе. На мой взгляд, данная утилита подойдёт всем, кто хотел бы создавать свои настольные игры, но у кого нет навыков программирования.</text:p>
      <text:p text:style-name="P74">Обнаружить похожие продукты, где учитываются все факторы, начиная от актуальности, заканчивая удобностью и доступностью утилиты, не удалось.</text:p>
      <text:p text:style-name="P36"/>
      <text:p text:style-name="P36"/>
      <text:p text:style-name="P34"/>
      <text:p text:style-name="P36"/>
      <text:p text:style-name="P35">Терминология</text:p>
      <text:p text:style-name="P39"><text:span text:style-name="T3">Игры шашечного типа <text:s/>-</text:span><text:span text:style-name="T4"> общее название настольных игр для двух-четырёх игроков, в которые играют на клечатой доске равноценными фигурами. <text:s text:c="2"/></text:span><text:span text:style-name="T18">Противоположная категория — игры шахматного типа, включает настольные игры для двух-четырёх игроков, в которые играют также на клечатой доске, но разными по силе фигурами.</text:span></text:p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41">Цель проекта:</text:p>
      <text:p text:style-name="P40"><text:span text:style-name="T19">Разработать</text:span><text:span text:style-name="T5"> платформу для конструирования игр шашечного типа в виде модулей с описанием правил без перезагрузки программного кода.</text:span></text:p>
      <text:p text:style-name="P37"/>
      <text:p text:style-name="P37"/>
      <text:p text:style-name="P37"/>
      <text:p text:style-name="P42">В рамках проектной цели были выделены следующие задачи:</text:p>
      <text:list xml:id="list1852462161" text:style-name="L2">
        <text:list-item>
          <text:p text:style-name="P62"><text:span text:style-name="T6">Разработать</text:span><text:span text:style-name="T7"> алгоритм платформы;</text:span></text:p>
        </text:list-item>
        <text:list-item>
          <text:p text:style-name="P55">Выбрать программные средства для её реализации;</text:p>
        </text:list-item>
        <text:list-item>
          <text:p text:style-name="P55">Написать код платформы в соответствии с алгоритмом;</text:p>
        </text:list-item>
        <text:list-item>
          <text:p text:style-name="P55">Описать правила одной игры в отдельном модуле;</text:p>
        </text:list-item>
        <text:list-item>
          <text:p text:style-name="P56">Описать правила второй игры в отдельном модуле;</text:p>
        </text:list-item>
        <text:list-item>
          <text:p text:style-name="P56"><text:soft-page-break/>Создать особый модуль для демонстрации всех возможностей платформы.</text:p>
        </text:list-item>
      </text:list>
      <text:p text:style-name="P27"/>
      <text:p text:style-name="P27"/>
      <text:p text:style-name="P24"/>
      <text:p text:style-name="P24"/>
      <text:p text:style-name="P24"/>
      <text:p text:style-name="P24"/>
      <text:p text:style-name="P24"/>
      <text:p text:style-name="P45"><text:span text:style-name="T8">Для успешной реализации проекта работа</text:span><text:span text:style-name="T10"> <text:s/>велась в соответствии со следующими этапами:</text:span></text:p>
      <text:list xml:id="list4277692033" text:style-name="L3">
        <text:list-item>
          <text:p text:style-name="P63"><text:span text:style-name="T9">Разработка</text:span><text:span text:style-name="T11"> алгоритма платформы.</text:span></text:p>
        </text:list-item>
      </text:list>
      <text:p text:style-name="P48">Для начала мне следовало разработать общий алгоритм, по которому будет работать моя платформа.</text:p>
      <text:list xml:id="list150518385032554" text:continue-numbering="true" text:style-name="L3">
        <text:list-item>
          <text:p text:style-name="P64">Выбор программных средств для реализации платформы.</text:p>
        </text:list-item>
      </text:list>
      <text:p text:style-name="P46"><text:span text:style-name="T1">Прежде, чем начать делать проект, мне следовало выбрать язык программирования, с которым я буду работать. Мой выбор </text:span><text:soft-page-break/><text:span text:style-name="T1">пал на </text:span><text:span text:style-name="T12">Python. Причин на то было несколько. Во-первых, он обладает простым и понятным синтаксисом, код на нём пишется легко и быстро. <text:s/>Во-вторых, Python располагает огромнейшим кол-вом библиотек с самыми разными функциями, которые вполне могли пригодиться мне в проект</text:span><text:span text:style-name="T13">е. И, наконец, я выбрал Python потому, что я знаю этот язык программирования лучше, чем какой-либо другой.</text:span></text:p>
      <text:p text:style-name="P46"><text:span text:style-name="T13">Так как я решил писать на </text:span><text:span text:style-name="T14">Python, я решил также воспользоваться PyGame. PyGame — это свободно распространяемая библиотека для Python, предназначенная для разработки компьютерных игр и мультимедийных приложений. Она, как и Python, <text:s/>проста в использовании, и в то же время предоставляет достаточно возможностей для написания несложного проекта.</text:span></text:p>
      <text:p text:style-name="P44"><text:span text:style-name="T14">Кроме того, в процессе создания я нашёл надстройку к Pygame - <text:s/>Pygame GUI. Эта надстройка предоставляет программисту целый набор полезных объектов для графического инте</text:span><text:span text:style-name="T15">рфейса пользователя. <text:s/></text:span><text:span text:style-name="T14">С её помощью мне удалось гораздо быстрее и проще реализовать, например,</text:span><text:span text:style-name="T15"> окно выбора файла</text:span><text:span text:style-name="T14">.</text:span></text:p>
      <text:list xml:id="list150517495014920" text:continue-numbering="true" text:style-name="L3">
        <text:list-item>
          <text:p text:style-name="P65">Написать код платформы в соответствии с алгоритмом;</text:p>
        </text:list-item>
        <text:list-item>
          <text:p text:style-name="P65">Описать правила игры в отдельном модуле;</text:p>
        </text:list-item>
        <text:list-item>
          <text:p text:style-name="P66"><text:soft-page-break/>Описать правила второй игры в отдельном модуле.</text:p>
        </text:list-item>
      </text:list>
      <text:p text:style-name="P43">Чтобы показать функционирование платформы и её готовность к использованию, я создал файлы с правилами игр шашечного типа «Хнефатафл» и «Мини-шашки».</text:p>
      <text:list xml:id="list150518246857919" text:continue-numbering="true" text:style-name="L3">
        <text:list-item>
          <text:p text:style-name="P67">Создать особый модуль для демонстрации всех возможностей платформы.</text:p>
        </text:list-item>
      </text:list>
      <text:p text:style-name="P47">Также, чтобы показать все возможности своего проекта, я сделал особый демонстрационный файл, в котором приведены примеры реализации практически всех особенностей моей платформы.</text:p>
      <text:p text:style-name="P15"/>
      <text:p text:style-name="P15"/>
      <text:p text:style-name="P16">В работе над своим проектом я использовал следующие программные и аппаратные средства:</text:p>
      <text:list xml:id="list3945635594" text:style-name="L4">
        <text:list-item>
          <text:p text:style-name="P57">мой персональный компьютер;</text:p>
        </text:list-item>
        <text:list-item>
          <text:p text:style-name="P57">язык программирования <text:span text:style-name="T20">Python 3.9.7;</text:span></text:p>
        </text:list-item>
        <text:list-item>
          <text:p text:style-name="P57">библиотека <text:span text:style-name="T20">PyGame;</text:span></text:p>
        </text:list-item>
        <text:list-item>
          <text:p text:style-name="P57">библиотека <text:span text:style-name="T20">PygameGUI;</text:span></text:p>
        </text:list-item>
        <text:list-item>
          <text:p text:style-name="P57">среда разработки <text:span text:style-name="T20">PyCharm Edu.</text:span></text:p>
        </text:list-item>
      </text:list>
      <text:p text:style-name="P22"/>
      <text:p text:style-name="P22"/>
      <text:p text:style-name="P22"><text:soft-page-break/></text:p>
      <text:p text:style-name="P22"/>
      <text:p text:style-name="P25">Результаты:</text:p>
      <text:list xml:id="list3123488166" text:style-name="L5">
        <text:list-item>
          <text:p text:style-name="P58">Разработан алгоритм платформы</text:p>
        </text:list-item>
        <text:list-item>
          <text:p text:style-name="P58">Выбраны средства разработки</text:p>
        </text:list-item>
        <text:list-item>
          <text:p text:style-name="P58">Реализован код платформы модульного типа в соответствии с алгоритмом.</text:p>
        </text:list-item>
        <text:list-item>
          <text:p text:style-name="P58">в проекте в отдельном модуле описаны правила игры “Хнефатафл”.</text:p>
        </text:list-item>
        <text:list-item>
          <text:p text:style-name="P58">в проекте в отдельном модуле описаны правила игры “Мини-шашки”.</text:p>
        </text:list-item>
      </text:list>
      <text:p text:style-name="P22"/>
      <text:p text:style-name="P22"/>
      <text:p text:style-name="P11"/>
      <text:p text:style-name="P21"/>
      <text:p text:style-name="P26">Персп<text:span text:style-name="T21">ективы развития:</text:span></text:p>
      <text:p text:style-name="P23">В ближайшем будущем (релиз 2.0):</text:p>
      <text:list xml:id="list123566174" text:style-name="L6">
        <text:list-item>
          <text:p text:style-name="P59">Приоритет хода;</text:p>
        </text:list-item>
        <text:list-item>
          <text:p text:style-name="P59">Составной ход;</text:p>
        </text:list-item>
        <text:list-item>
          <text:p text:style-name="P59">Запрещённые клетки;</text:p>
        </text:list-item>
        <text:list-item>
          <text:p text:style-name="P59">Игровой кубик;</text:p>
        </text:list-item>
        <text:list-item>
          <text:p text:style-name="P59">Условия проигрыша;</text:p>
        </text:list-item>
      </text:list>
      <text:p text:style-name="P23">В дальнейшей перспективе:</text:p>
      <text:list xml:id="list4045784153" text:style-name="L7">
        <text:list-item>
          <text:p text:style-name="P60">Добавление функционала AI;</text:p>
        </text:list-item>
        <text:list-item>
          <text:p text:style-name="P60"><text:soft-page-break/>Реализация режима сетевого мультиплеера;</text:p>
        </text:list-item>
        <text:list-item>
          <text:p text:style-name="P60">Перенос платформы для работы в www-окружении, выход в интернет.</text:p>
        </text:list-item>
      </text:list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3">Результаты</text:p>
      <text:p text:style-name="P76">Продуктом проекта является платформа, предоставляющая возможность <text:s text:c="2"/>пользователям, в том числе не обладающие <text:s/>навыками программирования, конструировать свои собственные игры шашечного типа.</text:p>
      <text:p text:style-name="P76"><text:s text:c="3"/>Обеспечение различных модификаций геймплея шашечных игр достигается за счёт использования универсального набора параметров описания правил.</text:p>
      <text:p text:style-name="P76"/>
      <text:p text:style-name="P80">Ссылка на мой проект на GitHub:</text:p>
      <text:p text:style-name="P80">https://github.com/v-tempe/Checkers_platform_2.1.git</text:p>
      <text:p text:style-name="P76"/>
      <text:p text:style-name="P76"><text:soft-page-break/></text:p>
      <text:p text:style-name="P11">Параметры Checkers platform для описания правил</text:p>
      <text:p text:style-name="P12"/>
      <text:p text:style-name="P12"/>
      <text:list xml:id="list1963785065" text:style-name="L8">
        <text:list-item>
          <text:p text:style-name="P51">Общие параметры игрового поля (размер, цвет)</text:p>
        </text:list-item>
        <text:list-item>
          <text:p text:style-name="P52"><text:span text:style-name="T22">Figure_types</text:span>: описание фигур, участвующих в игровом процессе</text:p>
        </text:list-item>
        <text:list-item>
          <text:p text:style-name="P52"><text:span text:style-name="T22">Game_brd_add</text:span>: расстановка фигур каждого типа на доске</text:p>
        </text:list-item>
        <text:list-item>
          <text:p text:style-name="P52"><text:span text:style-name="T22">Gm_brd_add_sp</text:span>: описание свойств особых клеток</text:p>
        </text:list-item>
        <text:list-item>
          <text:p text:style-name="P52"><text:span text:style-name="T22">Turns</text:span>: описание ходов</text:p>
        </text:list-item>
        <text:list-item>
          <text:p text:style-name="P52"><text:span text:style-name="T22">Win conditions</text:span>: условия победы</text:p>
        </text:list-item>
      </text:list>
      <text:p text:style-name="P1"/>
      <text:p text:style-name="P1"/>
      <text:p text:style-name="P9">Общая информация</text:p>
      <text:p text:style-name="P13">game_name = Название игры</text:p>
      <text:p text:style-name="P13"/>
      <text:p text:style-name="P13"/>
      <text:p text:style-name="P13"/>
      <text:p text:style-name="P13"/>
      <text:p text:style-name="P13"/>
      <text:p text:style-name="P14">Игровое поле</text:p>
      <text:p text:style-name="P13">Секция с описанием настроек игрового поля должна размещаться в самом начале файла</text:p>
      <text:p text:style-name="P13">CELLS_WIDTH = ширина игрового поля в клетках</text:p>
      <text:p text:style-name="P13">CELLS_HEIGHT = высота игрового поля в клетках</text:p>
      <text:p text:style-name="P13">SIZE_OF_CELL = размер одной клетки в пикселях</text:p>
      <text:p text:style-name="P13">GB_COLOR_RED = Цвет игрового поля (RGB)</text:p>
      <text:p text:style-name="P13"><text:soft-page-break/>GB_COLOR_GREEN = Цвет игрового поля (RGB)</text:p>
      <text:p text:style-name="P13">GB_COLOR_BLUE = Цвет игрового поля (RGB)</text:p>
      <text:p text:style-name="P4">GB_SECOND_COLOR = Второй цвет покраски поля (Если доска двухцветная) (RGB)</text:p>
      <text:p text:style-name="P2"/>
      <text:p text:style-name="P5">В программе реализована возможность задания цвета для конкретных клеток игрового поля:</text:p>
      <text:p text:style-name="P2">colored_cell <text:span text:style-name="T24">= (координаты клетки на доске); (цвет в RGB)</text:span></text:p>
      <text:p text:style-name="P2"/>
      <text:p text:style-name="P3">Также в<text:span text:style-name="T24"> программе реализована возможность загрузки изображений для конкретных клеток игрового поля:</text:span></text:p>
      <text:p text:style-name="P2">loaded_cell <text:span text:style-name="T25">= (координаты клетки на доске); (путь к файлу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8">Фигуры</text:p>
      <text:p text:style-name="P7"/>
      <text:p text:style-name="P10">figure_type - открывает описание новой фигуры, максимум - 32 разных фигуры</text:p>
      <text:p text:style-name="P17">figure_type = тип фигуры</text:p>
      <text:p text:style-name="P17">ft_player = индекс игрока, которому принадлежит фигура</text:p>
      <text:p text:style-name="P17"><text:soft-page-break/>ft_name = назание фигуры (нужно для игроков)</text:p>
      <text:p text:style-name="P17">ft_img_type = тип рисунка фигуры</text:p>
      <text:p text:style-name="P17">Все figure_types должны быть описаны ДО заполнения доски (game_brd_add) и возможных ходов (turns)</text:p>
      <text:p text:style-name="P2"/>
      <text:p text:style-name="P2"/>
      <text:p text:style-name="P2"/>
      <text:p text:style-name="P2"/>
      <text:p text:style-name="P79">Параметры. Расстановка фигур</text:p>
      <text:p text:style-name="P2"/>
      <text:p text:style-name="P2">Набор - описание параметров фигуры</text:p>
      <text:p text:style-name="P2">разделитель внутри набора - запятая, между наборами - точка с запятой</text:p>
      <text:p text:style-name="P2">game_brd_add = (номер ячейки по х (начиная с 1), номер ячейки по у (начиная с 1), индекс figure_type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9">Параметры. Особые клетки <text:span text:style-name="T23">(для изменения фигур)</text:span></text:p>
      <text:p text:style-name="P2"/>
      <text:p text:style-name="P2">Два набора из трёх элементов каждый - описание параметров клетки.</text:p>
      <text:p text:style-name="P2">Набор source - набор destination.</text:p>
      <text:p text:style-name="P2"><text:soft-page-break/>Если фигура с типом из первого набора оказывается на клетке source, то на клетке destination появляется фигура с типом из второго набора.</text:p>
      <text:p text:style-name="P2">Разделитель внутри набора - запятая, между наборами - точка с запятой.</text:p>
      <text:p text:style-name="P2">Начало координат в левом верхнем углу.</text:p>
      <text:p text:style-name="P2">gm_brd_sp_add = (номер старой ячейки по х, номер старой ячейки по у, тип старой фигуры); (номер новой ячейки по х, номер новой ячейки по у, тип новой фигуры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9">Возможные ходы</text:p>
      <text:p text:style-name="P2"/>
      <text:p text:style-name="P2">turn_add - добавляет новое правило возможного хода</text:p>
      <text:p text:style-name="P2"><text:soft-page-break/>tn_figures = фигуры, которые могут совершать этот ход; 0 - все, пустота - никакие</text:p>
      <text:p text:style-name="P2">tn_directs = направления, в которых может быть совершён ход;</text:p>
      <text:p text:style-name="P2">1 - пр верх, 2 - право, 3 - пр низ, 4 - низ, 5 - л низ, 6 - лево, 7 - л верх, 8 - верх, 0 - без ограничений</text:p>
      <text:p text:style-name="P2">tn_len = перечисление возможной длины ходов, 0 - без ограничений;</text:p>
      <text:p text:style-name="P2">tn_jump = перечисление типов фигур, которые можно перепрыгивать; 0 - любые, пустота – никакие;</text:p>
      <text:p text:style-name="P2">tn_replace = перечисление типов фигур, которые можно замещать (т. е. вставать на их место); 0 - любые, пустота – никакие;</text:p>
      <text:p text:style-name="P2"/>
      <text:p text:style-name="P2">tn_action = набор с разделителями в виде точек с запятыми;</text:p>
      <text:p text:style-name="P2">первая группа - направление (0 - любое), на которое будет накладываться каждый шаблон поиска из списка ниже и применяться целевой шаблон (последняя группа), начиная со второй и до предпоследней (включительно) - каждая описывает возможные комбинации допустимых при проверке типов фигур</text:p>
      <text:p text:style-name="P2">на одной клетке (0 - любое, пустота - пустая клетка); кол-во таких групп - кол-во клеток.</text:p>
      <text:p text:style-name="P2">В фильтре не учитывается сама походившая фигура, и описывать её не нужно</text:p>
      <text:p text:style-name="P2">последняя группа - целевой шаблон; при совпадении позиции на доске с шаблоном поиска часть игрового поля меняется в соответствии с целевым шаблоном</text:p>
      <text:p text:style-name="P2">пустота - ничего не меняется</text:p>
      <text:p text:style-name="P2">0 — удаление</text:p>
      <text:p text:style-name="P2"/>
      <text:p text:style-name="P2"><text:soft-page-break/>tn_prior = указание приор<text:span text:style-name="T26">итета хода (целое число от 0 до 100 включительно)</text:span></text:p>
      <text:p text:style-name="P2"/>
      <text:p text:style-name="P2"/>
      <text:p text:style-name="P2"/>
      <text:p text:style-name="P2"/>
      <text:p text:style-name="P2"/>
      <text:p text:style-name="P79">Условия победы</text:p>
      <text:p text:style-name="P2"/>
      <text:p text:style-name="P2">Эта секция должна быть расположена ниже секции описания фигур</text:p>
      <text:p text:style-name="P2"/>
      <text:p text:style-name="P2">game_winner открывает секцию описания побед данного игрока</text:p>
      <text:p text:style-name="P2">game_winner = игрок, побеждающий при описанных далее условиях</text:p>
      <text:p text:style-name="P2"/>
      <text:p text:style-name="P8">Условия позиционной победы:</text:p>
      <text:p text:style-name="P2">набор - описание одного условия</text:p>
      <text:p text:style-name="P2">строка - несколько наборов, объединённых логическим И</text:p>
      <text:p text:style-name="P2">строки объединены между собой логическим ИЛИ</text:p>
      <text:p text:style-name="P2">разделитель внутри набора - запятая, между наборами - точка с запятой</text:p>
      <text:p text:style-name="P2">win_cond_pos = (номер ячейки по х (начиная с 1), номер ячейки по у (начиная с 1), индекс figure_type)</text:p>
      <text:p text:style-name="P2"/>
      <text:p text:style-name="P8">Условия количественной победы:</text:p>
      <text:p text:style-name="P2">Набор - описание одного набора условий</text:p>
      <text:p text:style-name="P2"><text:soft-page-break/>Для окончания игры необходимо выполнение всех условий в строке.</text:p>
      <text:p text:style-name="P2">Для окончания игры достаточно выполнения условий только одной строки.</text:p>
      <text:p text:style-name="P2">Разделитель внутри набора - запятая, между наборами - точка с запятой.</text:p>
      <text:p text:style-name="P2">win_cond_num = (индекс figure_type, кол-во фигур данного типа)</text:p>
      <text:p text:style-name="P2"/>
      <text:p text:style-name="P2"/>
      <text:p text:style-name="P2"/>
      <text:p text:style-name="P2"/>
      <text:p text:style-name="P6">Список использованных в работе ресурсов</text:p>
      <text:list xml:id="list3007263053" text:style-name="WWNum1">
        <text:list-item>
          <text:p text:style-name="P68">https://www.pygame.org</text:p>
        </text:list-item>
        <text:list-item>
          <text:p text:style-name="P69">https://github.com/MyreMylar/pygame_gui</text:p>
        </text:list-item>
        <text:list-item>
          <text:p text:style-name="P69">https://pythonru.com</text:p>
        </text:list-item>
        <text:list-item>
          <text:p text:style-name="P69">https://younglinux.info/pygame</text:p>
        </text:list-item>
        <text:list-item>
          <text:p text:style-name="P69">https://all-python.ru</text:p>
        </text:list-item>
        <text:list-item>
          <text:p text:style-name="P70"><text:a xlink:type="simple" xlink:href="https://python-scripts.com/" text:style-name="Internet_20_link" text:visited-style-name="Visited_20_Internet_20_Link"><text:span text:style-name="T17">https://python-scripts.com</text:span></text:a></text:p>
        </text:list-item>
        <text:list-item>
          <text:p text:style-name="P71"><text:a xlink:type="simple" xlink:href="https://pygame-gui.readthedocs.io/" text:style-name="Internet_20_link" text:visited-style-name="Visited_20_Internet_20_Link"><text:span text:style-name="T16">https://pygame-gui.readthedocs.io</text:span></text:a></text:p>
        </text:list-item>
      </text:list>
      <text:p text:style-name="P49"/>
      <text:p text:style-name="P50"/>
      <text:p text:style-name="P5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Times-Roman" svg:font-family="Times-Roman" style:font-family-generic="roman"/>
    <style:font-face style:name="Arial Unicode MS2" svg:font-family="'Arial Unicode MS'" style:font-family-generic="swiss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iberation Sans2" svg:font-family="'Liberation San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OBJECT_7e_LT_7e_Gliederung_20_1" style:display-name="OBJECT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alibri1" style:font-family-complex="Calibri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alibri1" style:font-family-complex="Calibri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2" style:display-name="OBJECT~LT~Gliederung 2" style:family="paragraph" style:parent-style-name="OBJECT_7e_LT_7e_Gliederung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3" style:display-name="OBJECT~LT~Gliederung 3" style:family="paragraph" style:parent-style-name="OBJECT_7e_LT_7e_Gliederung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4" style:display-name="OBJECT~LT~Gliederung 4" style:family="paragraph" style:parent-style-name="OBJECT_7e_LT_7e_Gliederung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5" style:display-name="OBJECT~LT~Gliederung 5" style:family="paragraph" style:parent-style-name="OBJECT_7e_LT_7e_Gliederung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6" style:display-name="OBJECT~LT~Gliederung 6" style:family="paragraph" style:parent-style-name="OBJECT_7e_LT_7e_Gliederung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7" style:display-name="OBJECT~LT~Gliederung 7" style:family="paragraph" style:parent-style-name="OBJECT_7e_LT_7e_Gliederung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8" style:display-name="OBJECT~LT~Gliederung 8" style:family="paragraph" style:parent-style-name="OBJECT_7e_LT_7e_Gliederung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9" style:display-name="OBJECT~LT~Gliederung 9" style:family="paragraph" style:parent-style-name="OBJECT_7e_LT_7e_Gliederung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Titel" style:display-name="OBJECT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7e_LT_7e_Untertitel" style:display-name="OBJEC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7e_LT_7e_Notizen" style:display-name="OBJEC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7e_LT_7e_Hintergrundobjekte" style:display-name="OBJEC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OBJECT_7e_LT_7e_Hintergrund" style:display-name="OBJEC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5f_ONLY_7e_LT_7e_Gliederung_20_1" style:display-name="TITLE_ONLY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5f_ONLY_7e_LT_7e_Gliederung_20_2" style:display-name="TITLE_ONLY~LT~Gliederung 2" style:family="paragraph" style:parent-style-name="TITLE_5f_ONLY_7e_LT_7e_Gliederung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3" style:display-name="TITLE_ONLY~LT~Gliederung 3" style:family="paragraph" style:parent-style-name="TITLE_5f_ONLY_7e_LT_7e_Gliederung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4" style:display-name="TITLE_ONLY~LT~Gliederung 4" style:family="paragraph" style:parent-style-name="TITLE_5f_ONLY_7e_LT_7e_Gliederung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5" style:display-name="TITLE_ONLY~LT~Gliederung 5" style:family="paragraph" style:parent-style-name="TITLE_5f_ONLY_7e_LT_7e_Gliederung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6" style:display-name="TITLE_ONLY~LT~Gliederung 6" style:family="paragraph" style:parent-style-name="TITLE_5f_ONLY_7e_LT_7e_Gliederung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7" style:display-name="TITLE_ONLY~LT~Gliederung 7" style:family="paragraph" style:parent-style-name="TITLE_5f_ONLY_7e_LT_7e_Gliederung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8" style:display-name="TITLE_ONLY~LT~Gliederung 8" style:family="paragraph" style:parent-style-name="TITLE_5f_ONLY_7e_LT_7e_Gliederung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9" style:display-name="TITLE_ONLY~LT~Gliederung 9" style:family="paragraph" style:parent-style-name="TITLE_5f_ONLY_7e_LT_7e_Gliederung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Titel" style:display-name="TITLE_ONLY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5f_ONLY_7e_LT_7e_Untertitel" style:display-name="TITLE_ONLY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5f_ONLY_7e_LT_7e_Notizen" style:display-name="TITLE_ONLY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5f_ONLY_7e_LT_7e_Hintergrundobjekte" style:display-name="TITLE_ONL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5f_ONLY_7e_LT_7e_Hintergrund" style:display-name="TITLE_ONL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2-25T13:04:56.471804240</meta:creation-date>
    <dc:date>2023-02-26T15:05:17.205571126</dc:date>
    <meta:editing-duration>PT20H58M12S</meta:editing-duration>
    <meta:editing-cycles>48</meta:editing-cycles>
    <meta:generator>LibreOffice/7.1.8.1$MacOSX_X86_64 LibreOffice_project/e1f30c802c3269a1d052614453f260e49458c82c</meta:generator>
    <meta:document-statistic meta:table-count="0" meta:image-count="0" meta:object-count="0" meta:page-count="16" meta:paragraph-count="152" meta:word-count="1394" meta:character-count="9712" meta:non-whitespace-character-count="8500"/>
  </office:meta>
</office:document-meta>
</file>